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49cm" fo:min-width="0.225cm"/>
      <style:paragraph-properties style:writing-mode="lr-tb"/>
    </style:style>
    <style:style style:name="gr3" style:family="graphic" style:parent-style-name="objectwithoutfill">
      <style:graphic-properties svg:stroke-width="0cm" svg:stroke-color="#000000" draw:marker-start-width="0.351cm" draw:marker-end-width="0.351cm" draw:fill="none" draw:textarea-vertical-align="middle" fo:padding-top="0.126cm" fo:padding-bottom="0.126cm" fo:padding-left="0.251cm" fo:padding-right="0.251cm"/>
    </style:style>
    <style:style style:name="gr4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3cm" fo:min-width="0.45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6cm" fo:min-width="0.71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79cm" fo:min-width="0.24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864cm" fo:min-width="2.4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6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1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16" style:family="graphic" style:parent-style-name="standard">
      <style:graphic-properties draw:stroke="none" draw:fill="none" fo:min-height="0.619cm"/>
      <style:paragraph-properties style:writing-mode="lr-tb"/>
    </style:style>
    <style:style style:name="gr17" style:family="graphic" style:parent-style-name="standard">
      <style:graphic-properties draw:stroke="none" draw:fill="none" fo:min-height="0.78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8cm" fo:min-width="0.6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-33% 58%"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8pt" fo:font-style="normal" fo:text-shadow="none" style:text-underline-style="none" fo:font-weight="normal" style:letter-kerning="true" style:font-name-asian="AR PL SungtiL GB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 fo:font-size="8pt" style:font-size-asian="8pt" style:font-size-complex="8pt"/>
    </style:style>
    <style:style style:name="T10" style:family="text">
      <style:text-properties style:text-position="0% 100%" fo:font-size="8pt" style:font-size-asian="8pt" style:font-size-complex="8pt"/>
    </style:style>
    <style:style style:name="T11" style:family="text">
      <style:text-properties fo:font-size="10pt" style:font-size-asian="8pt" style:font-size-complex="8pt"/>
    </style:style>
    <style:style style:name="T12" style:family="text">
      <style:text-properties style:text-position="-33% 58%" fo:font-size="10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2.496cm" svg:y1="0.885cm" svg:x2="2.633cm" svg:y2="0.542cm">
            <text:p/>
          </draw:line>
          <draw:line draw:style-name="gr1" draw:text-style-name="P1" draw:layer="layout" svg:x1="2.92cm" svg:y1="1.241cm" svg:x2="2.631cm" svg:y2="0.543cm">
            <text:p/>
          </draw:line>
          <draw:line draw:style-name="gr1" draw:text-style-name="P1" draw:layer="layout" svg:x1="3.486cm" svg:y1="1.28cm" svg:x2="3.775cm" svg:y2="0.582cm">
            <text:p/>
          </draw:line>
          <draw:line draw:style-name="gr1" draw:text-style-name="P1" draw:layer="layout" svg:x1="2.906cm" svg:y1="1.257cm" svg:x2="3.195cm" svg:y2="0.559cm">
            <text:p/>
          </draw:line>
          <draw:line draw:style-name="gr1" draw:text-style-name="P1" draw:layer="layout" svg:x1="3.498cm" svg:y1="1.276cm" svg:x2="3.209cm" svg:y2="0.578cm">
            <text:p/>
          </draw:line>
          <draw:line draw:style-name="gr1" draw:text-style-name="P1" draw:layer="layout" svg:x1="4.071cm" svg:y1="1.277cm" svg:x2="3.782cm" svg:y2="0.579cm">
            <text:p/>
          </draw:line>
          <draw:line draw:style-name="gr1" draw:text-style-name="P1" draw:layer="layout" svg:x1="4.066cm" svg:y1="1.242cm" svg:x2="4.203cm" svg:y2="0.899cm">
            <text:p/>
          </draw:line>
        </draw:g>
        <draw:custom-shape draw:style-name="gr2" draw:text-style-name="P2" xml:id="id2" draw:id="id2" draw:layer="layout" svg:width="1.023cm" svg:height="1.046cm" svg:x="1.24cm" svg:y="2.03cm">
          <text:p text:style-name="P2"><text:span text:style-name="T1">+</text:span>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" draw:text-style-name="P1" draw:layer="layout" svg:x1="1.439cm" svg:y1="4.511cm" svg:x2="1.439cm" svg:y2="3.56cm">
            <text:p/>
          </draw:line>
          <draw:line draw:style-name="gr3" draw:text-style-name="P1" draw:layer="layout" svg:x1="1.442cm" svg:y1="4.512cm" svg:x2="1.442cm" svg:y2="3.561cm">
            <text:p/>
          </draw:line>
          <draw:line draw:style-name="gr3" draw:text-style-name="P1" draw:layer="layout" svg:x1="1.311cm" svg:y1="3.818cm" svg:x2="1.308cm" svg:y2="4.291cm">
            <text:p/>
          </draw:line>
          <draw:line draw:style-name="gr3" draw:text-style-name="P1" draw:layer="layout" svg:x1="1.195cm" svg:y1="3.944cm" svg:x2="1.194cm" svg:y2="4.171cm">
            <text:p/>
          </draw:line>
          <draw:line draw:style-name="gr3" draw:text-style-name="P1" draw:layer="layout" svg:x1="1.45cm" svg:y1="4.049cm" svg:x2="1.744cm" svg:y2="4.057cm">
            <text:p/>
          </draw:line>
        </draw:g>
        <draw:connector draw:style-name="gr4" draw:text-style-name="P3" draw:layer="layout" svg:x1="2.496cm" svg:y1="0.911cm" svg:x2="1.752cm" svg:y2="2.03cm" draw:start-shape="id1" draw:start-glue-point="3" draw:end-shape="id2" draw:end-glue-point="4" svg:d="M2496 911h-744v1119" svg:viewBox="0 0 745 1120">
          <text:p/>
        </draw:connector>
        <draw:frame draw:style-name="gr5" draw:text-style-name="P4" draw:layer="layout" svg:width="0.875cm" svg:height="0.963cm" svg:x="4.04cm" svg:y="1.46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4.118cm" svg:y="2.719cm">
          <draw:text-box>
            <text:p><text:span text:style-name="T2">-</text:span></text:p>
          </draw:text-box>
        </draw:frame>
        <draw:frame draw:style-name="gr6" draw:text-style-name="P5" draw:layer="layout" svg:width="1.108cm" svg:height="1.114cm" svg:x="0.59cm" svg:y="2.053cm">
          <draw:text-box>
            <text:p><text:span text:style-name="T3">v</text:span><text:span text:style-name="T4">a</text:span></text:p>
          </draw:text-box>
        </draw:frame>
        <draw:frame draw:style-name="gr7" draw:text-style-name="P6" draw:layer="layout" svg:width="0.959cm" svg:height="1.683cm" svg:x="2.922cm" svg:y="0.123cm">
          <draw:text-box>
            <text:p><text:span text:style-name="T5">R1</text:span></text:p>
          </draw:text-box>
        </draw:frame>
        <draw:frame draw:style-name="gr8" draw:text-style-name="P6" draw:layer="layout" svg:width="1.211cm" svg:height="0.666cm" svg:x="0cm" svg:y="4.066cm">
          <draw:text-box>
            <text:p><text:span text:style-name="T5">GND</text:span></text:p>
          </draw:text-box>
        </draw:frame>
        <draw:g xml:id="id3" draw:id="id3">
          <draw:line draw:style-name="gr1" draw:text-style-name="P1" draw:layer="layout" svg:x1="2.56cm" svg:y1="3.999cm" svg:x2="2.697cm" svg:y2="3.656cm">
            <text:p/>
          </draw:line>
          <draw:line draw:style-name="gr1" draw:text-style-name="P1" draw:layer="layout" svg:x1="2.984cm" svg:y1="4.355cm" svg:x2="2.695cm" svg:y2="3.657cm">
            <text:p/>
          </draw:line>
          <draw:line draw:style-name="gr1" draw:text-style-name="P1" draw:layer="layout" svg:x1="3.55cm" svg:y1="4.394cm" svg:x2="3.839cm" svg:y2="3.696cm">
            <text:p/>
          </draw:line>
          <draw:line draw:style-name="gr1" draw:text-style-name="P1" draw:layer="layout" svg:x1="2.97cm" svg:y1="4.371cm" svg:x2="3.259cm" svg:y2="3.673cm">
            <text:p/>
          </draw:line>
          <draw:line draw:style-name="gr1" draw:text-style-name="P1" draw:layer="layout" svg:x1="3.562cm" svg:y1="4.39cm" svg:x2="3.273cm" svg:y2="3.692cm">
            <text:p/>
          </draw:line>
          <draw:line draw:style-name="gr1" draw:text-style-name="P1" draw:layer="layout" svg:x1="4.135cm" svg:y1="4.391cm" svg:x2="3.846cm" svg:y2="3.693cm">
            <text:p/>
          </draw:line>
          <draw:line draw:style-name="gr1" draw:text-style-name="P1" draw:layer="layout" svg:x1="4.13cm" svg:y1="4.356cm" svg:x2="4.267cm" svg:y2="4.013cm">
            <text:p/>
          </draw:line>
        </draw:g>
        <draw:connector draw:style-name="gr4" draw:text-style-name="P3" xml:id="id13" draw:id="id13" draw:layer="layout" svg:x1="1.752cm" svg:y1="3.076cm" svg:x2="2.56cm" svg:y2="4.025cm" draw:start-shape="id2" draw:start-glue-point="8" draw:end-shape="id3" draw:end-glue-point="3" svg:d="M1752 3076v949h808" svg:viewBox="0 0 809 950">
          <text:p/>
        </draw:connector>
        <draw:g xml:id="id4" draw:id="id4">
          <draw:line draw:style-name="gr1" draw:text-style-name="P1" draw:layer="layout" svg:x1="5.183cm" svg:y1="3.403cm" svg:x2="4.821cm" svg:y2="3.327cm">
            <text:p/>
          </draw:line>
          <draw:line draw:style-name="gr1" draw:text-style-name="P1" draw:layer="layout" svg:x1="5.459cm" svg:y1="2.923cm" svg:x2="4.822cm" svg:y2="3.329cm">
            <text:p/>
          </draw:line>
          <draw:line draw:style-name="gr1" draw:text-style-name="P1" draw:layer="layout" svg:x1="5.399cm" svg:y1="2.36cm" svg:x2="4.662cm" svg:y2="2.196cm">
            <text:p/>
          </draw:line>
          <draw:line draw:style-name="gr1" draw:text-style-name="P1" draw:layer="layout" svg:x1="5.477cm" svg:y1="2.935cm" svg:x2="4.74cm" svg:y2="2.771cm">
            <text:p/>
          </draw:line>
          <draw:line draw:style-name="gr1" draw:text-style-name="P1" draw:layer="layout" svg:x1="5.393cm" svg:y1="2.348cm" svg:x2="4.756cm" svg:y2="2.754cm">
            <text:p/>
          </draw:line>
          <draw:line draw:style-name="gr1" draw:text-style-name="P1" draw:layer="layout" svg:x1="5.294cm" svg:y1="1.784cm" svg:x2="4.657cm" svg:y2="2.19cm">
            <text:p/>
          </draw:line>
          <draw:line draw:style-name="gr1" draw:text-style-name="P1" draw:layer="layout" svg:x1="5.262cm" svg:y1="1.795cm" svg:x2="4.9cm" svg:y2="1.719cm">
            <text:p/>
          </draw:line>
        </draw:g>
        <draw:connector draw:style-name="gr4" draw:text-style-name="P3" xml:id="id12" draw:id="id12" draw:layer="layout" svg:x1="5.067cm" svg:y1="1.719cm" svg:x2="4.203cm" svg:y2="0.911cm" draw:start-shape="id4" draw:start-glue-point="0" draw:end-shape="id1" draw:end-glue-point="1" svg:d="M5067 1719v-808h-864" svg:viewBox="0 0 865 809">
          <text:p/>
        </draw:connector>
        <draw:connector draw:style-name="gr4" draw:text-style-name="P3" xml:id="id11" draw:id="id11" draw:layer="layout" svg:x1="5.067cm" svg:y1="3.403cm" svg:x2="4.267cm" svg:y2="4.025cm" draw:start-shape="id4" draw:start-glue-point="2" draw:end-shape="id3" draw:end-glue-point="1" svg:d="M5067 3403v622h-800" svg:viewBox="0 0 801 623">
          <text:p/>
        </draw:connector>
        <draw:g>
          <draw:line draw:style-name="gr1" draw:text-style-name="P1" draw:layer="layout" svg:x1="2.561cm" svg:y1="3.999cm" svg:x2="2.698cm" svg:y2="3.656cm">
            <text:p/>
          </draw:line>
          <draw:line draw:style-name="gr1" draw:text-style-name="P1" draw:layer="layout" svg:x1="2.985cm" svg:y1="4.355cm" svg:x2="2.696cm" svg:y2="3.657cm">
            <text:p/>
          </draw:line>
          <draw:line draw:style-name="gr1" draw:text-style-name="P1" draw:layer="layout" svg:x1="3.551cm" svg:y1="4.394cm" svg:x2="3.84cm" svg:y2="3.696cm">
            <text:p/>
          </draw:line>
          <draw:line draw:style-name="gr1" draw:text-style-name="P1" draw:layer="layout" svg:x1="2.971cm" svg:y1="4.371cm" svg:x2="3.26cm" svg:y2="3.673cm">
            <text:p/>
          </draw:line>
          <draw:line draw:style-name="gr1" draw:text-style-name="P1" draw:layer="layout" svg:x1="3.563cm" svg:y1="4.39cm" svg:x2="3.274cm" svg:y2="3.692cm">
            <text:p/>
          </draw:line>
          <draw:line draw:style-name="gr1" draw:text-style-name="P1" draw:layer="layout" svg:x1="4.136cm" svg:y1="4.391cm" svg:x2="3.847cm" svg:y2="3.693cm">
            <text:p/>
          </draw:line>
          <draw:line draw:style-name="gr1" draw:text-style-name="P1" draw:layer="layout" svg:x1="4.131cm" svg:y1="4.356cm" svg:x2="4.268cm" svg:y2="4.013cm">
            <text:p/>
          </draw:line>
        </draw:g>
        <draw:g xml:id="id8" draw:id="id8">
          <draw:line draw:style-name="gr1" draw:text-style-name="P1" draw:layer="layout" svg:x1="6.261cm" svg:y1="4.034cm" svg:x2="6.398cm" svg:y2="3.691cm">
            <text:p/>
          </draw:line>
          <draw:line draw:style-name="gr1" draw:text-style-name="P1" draw:layer="layout" svg:x1="6.685cm" svg:y1="4.39cm" svg:x2="6.396cm" svg:y2="3.692cm">
            <text:p/>
          </draw:line>
          <draw:line draw:style-name="gr1" draw:text-style-name="P1" draw:layer="layout" svg:x1="7.251cm" svg:y1="4.429cm" svg:x2="7.54cm" svg:y2="3.731cm">
            <text:p/>
          </draw:line>
          <draw:line draw:style-name="gr1" draw:text-style-name="P1" draw:layer="layout" svg:x1="6.671cm" svg:y1="4.406cm" svg:x2="6.96cm" svg:y2="3.708cm">
            <text:p/>
          </draw:line>
          <draw:line draw:style-name="gr1" draw:text-style-name="P1" draw:layer="layout" svg:x1="7.263cm" svg:y1="4.425cm" svg:x2="6.974cm" svg:y2="3.727cm">
            <text:p/>
          </draw:line>
          <draw:line draw:style-name="gr1" draw:text-style-name="P1" draw:layer="layout" svg:x1="7.836cm" svg:y1="4.426cm" svg:x2="7.547cm" svg:y2="3.728cm">
            <text:p/>
          </draw:line>
          <draw:line draw:style-name="gr1" draw:text-style-name="P1" draw:layer="layout" svg:x1="7.831cm" svg:y1="4.391cm" svg:x2="7.968cm" svg:y2="4.048cm">
            <text:p/>
          </draw:line>
        </draw:g>
        <draw:g>
          <draw:line draw:style-name="gr1" draw:text-style-name="P1" draw:layer="layout" svg:x1="2.562cm" svg:y1="3.999cm" svg:x2="2.699cm" svg:y2="3.656cm">
            <text:p/>
          </draw:line>
          <draw:line draw:style-name="gr1" draw:text-style-name="P1" draw:layer="layout" svg:x1="2.986cm" svg:y1="4.355cm" svg:x2="2.697cm" svg:y2="3.657cm">
            <text:p/>
          </draw:line>
          <draw:line draw:style-name="gr1" draw:text-style-name="P1" draw:layer="layout" svg:x1="3.552cm" svg:y1="4.394cm" svg:x2="3.841cm" svg:y2="3.696cm">
            <text:p/>
          </draw:line>
          <draw:line draw:style-name="gr1" draw:text-style-name="P1" draw:layer="layout" svg:x1="2.972cm" svg:y1="4.371cm" svg:x2="3.261cm" svg:y2="3.673cm">
            <text:p/>
          </draw:line>
          <draw:line draw:style-name="gr1" draw:text-style-name="P1" draw:layer="layout" svg:x1="3.564cm" svg:y1="4.39cm" svg:x2="3.275cm" svg:y2="3.692cm">
            <text:p/>
          </draw:line>
          <draw:line draw:style-name="gr1" draw:text-style-name="P1" draw:layer="layout" svg:x1="4.137cm" svg:y1="4.391cm" svg:x2="3.848cm" svg:y2="3.693cm">
            <text:p/>
          </draw:line>
          <draw:line draw:style-name="gr1" draw:text-style-name="P1" draw:layer="layout" svg:x1="4.132cm" svg:y1="4.356cm" svg:x2="4.269cm" svg:y2="4.013cm">
            <text:p/>
          </draw:line>
        </draw:g>
        <draw:g xml:id="id10" draw:id="id10">
          <draw:line draw:style-name="gr1" draw:text-style-name="P1" draw:layer="layout" svg:x1="6.304cm" svg:y1="0.892cm" svg:x2="6.441cm" svg:y2="0.549cm">
            <text:p/>
          </draw:line>
          <draw:line draw:style-name="gr1" draw:text-style-name="P1" draw:layer="layout" svg:x1="6.728cm" svg:y1="1.248cm" svg:x2="6.439cm" svg:y2="0.55cm">
            <text:p/>
          </draw:line>
          <draw:line draw:style-name="gr1" draw:text-style-name="P1" draw:layer="layout" svg:x1="7.294cm" svg:y1="1.287cm" svg:x2="7.583cm" svg:y2="0.589cm">
            <text:p/>
          </draw:line>
          <draw:line draw:style-name="gr1" draw:text-style-name="P1" draw:layer="layout" svg:x1="6.714cm" svg:y1="1.264cm" svg:x2="7.003cm" svg:y2="0.566cm">
            <text:p/>
          </draw:line>
          <draw:line draw:style-name="gr1" draw:text-style-name="P1" draw:layer="layout" svg:x1="7.306cm" svg:y1="1.283cm" svg:x2="7.017cm" svg:y2="0.585cm">
            <text:p/>
          </draw:line>
          <draw:line draw:style-name="gr1" draw:text-style-name="P1" draw:layer="layout" svg:x1="7.879cm" svg:y1="1.284cm" svg:x2="7.59cm" svg:y2="0.586cm">
            <text:p/>
          </draw:line>
          <draw:line draw:style-name="gr1" draw:text-style-name="P1" draw:layer="layout" svg:x1="7.874cm" svg:y1="1.249cm" svg:x2="8.011cm" svg:y2="0.906cm">
            <text:p/>
          </draw:line>
        </draw:g>
        <draw:custom-shape draw:style-name="gr9" draw:text-style-name="P3" xml:id="id9" draw:id="id9" draw:layer="layout" svg:width="1.497cm" svg:height="1.657cm" svg:x="8.285cm" svg:y="1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5" draw:id="id5">
          <draw:line draw:style-name="gr1" draw:text-style-name="P1" draw:layer="layout" svg:x1="1.843cm" svg:y1="6.904cm" svg:x2="1.481cm" svg:y2="6.828cm">
            <text:p/>
          </draw:line>
          <draw:line draw:style-name="gr1" draw:text-style-name="P1" draw:layer="layout" svg:x1="2.119cm" svg:y1="6.424cm" svg:x2="1.482cm" svg:y2="6.83cm">
            <text:p/>
          </draw:line>
          <draw:line draw:style-name="gr1" draw:text-style-name="P1" draw:layer="layout" svg:x1="2.059cm" svg:y1="5.861cm" svg:x2="1.322cm" svg:y2="5.697cm">
            <text:p/>
          </draw:line>
          <draw:line draw:style-name="gr1" draw:text-style-name="P1" draw:layer="layout" svg:x1="2.137cm" svg:y1="6.436cm" svg:x2="1.4cm" svg:y2="6.272cm">
            <text:p/>
          </draw:line>
          <draw:line draw:style-name="gr1" draw:text-style-name="P1" draw:layer="layout" svg:x1="2.053cm" svg:y1="5.849cm" svg:x2="1.416cm" svg:y2="6.255cm">
            <text:p/>
          </draw:line>
          <draw:line draw:style-name="gr1" draw:text-style-name="P1" draw:layer="layout" svg:x1="1.954cm" svg:y1="5.285cm" svg:x2="1.317cm" svg:y2="5.691cm">
            <text:p/>
          </draw:line>
          <draw:line draw:style-name="gr1" draw:text-style-name="P1" draw:layer="layout" svg:x1="1.922cm" svg:y1="5.296cm" svg:x2="1.56cm" svg:y2="5.22cm">
            <text:p/>
          </draw:line>
        </draw:g>
        <draw:g xml:id="id6" draw:id="id6">
          <draw:line draw:style-name="gr1" draw:text-style-name="P1" draw:layer="layout" svg:x1="2.295cm" svg:y1="7.527cm" svg:x2="2.432cm" svg:y2="7.184cm">
            <text:p/>
          </draw:line>
          <draw:line draw:style-name="gr1" draw:text-style-name="P1" draw:layer="layout" svg:x1="2.719cm" svg:y1="7.883cm" svg:x2="2.43cm" svg:y2="7.185cm">
            <text:p/>
          </draw:line>
          <draw:line draw:style-name="gr1" draw:text-style-name="P1" draw:layer="layout" svg:x1="3.285cm" svg:y1="7.922cm" svg:x2="3.574cm" svg:y2="7.224cm">
            <text:p/>
          </draw:line>
          <draw:line draw:style-name="gr1" draw:text-style-name="P1" draw:layer="layout" svg:x1="2.705cm" svg:y1="7.899cm" svg:x2="2.994cm" svg:y2="7.201cm">
            <text:p/>
          </draw:line>
          <draw:line draw:style-name="gr1" draw:text-style-name="P1" draw:layer="layout" svg:x1="3.297cm" svg:y1="7.918cm" svg:x2="3.008cm" svg:y2="7.22cm">
            <text:p/>
          </draw:line>
          <draw:line draw:style-name="gr1" draw:text-style-name="P1" draw:layer="layout" svg:x1="3.87cm" svg:y1="7.919cm" svg:x2="3.581cm" svg:y2="7.221cm">
            <text:p/>
          </draw:line>
          <draw:line draw:style-name="gr1" draw:text-style-name="P1" draw:layer="layout" svg:x1="3.865cm" svg:y1="7.884cm" svg:x2="4.002cm" svg:y2="7.541cm">
            <text:p/>
          </draw:line>
        </draw:g>
        <draw:custom-shape draw:style-name="gr9" draw:text-style-name="P3" xml:id="id7" draw:id="id7" draw:layer="layout" svg:width="1.497cm" svg:height="1.657cm" svg:x="4.329cm" svg:y="5.1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1.727cm" svg:y1="6.904cm" svg:x2="2.295cm" svg:y2="7.553cm" draw:start-shape="id5" draw:start-glue-point="2" draw:end-shape="id6" draw:end-glue-point="3" svg:d="M1727 6904v649h568" svg:viewBox="0 0 569 650">
          <text:p/>
        </draw:connector>
        <draw:connector draw:style-name="gr4" draw:text-style-name="P3" xml:id="id14" draw:id="id14" draw:layer="layout" svg:x1="4.002cm" svg:y1="7.553cm" svg:x2="5.077cm" svg:y2="6.761cm" draw:start-shape="id6" draw:start-glue-point="1" draw:end-shape="id7" draw:end-glue-point="6" svg:d="M4002 7553h1075v-792" svg:viewBox="0 0 1076 793">
          <text:p/>
        </draw:connector>
        <draw:connector draw:style-name="gr4" draw:text-style-name="P3" draw:layer="layout" svg:x1="7.968cm" svg:y1="4.06cm" svg:x2="9.033cm" svg:y2="3.42cm" draw:start-shape="id8" draw:start-glue-point="1" draw:end-shape="id9" draw:end-glue-point="6" svg:d="M7968 4060h1065v-640" svg:viewBox="0 0 1066 641">
          <text:p/>
        </draw:connector>
        <draw:connector draw:style-name="gr4" draw:text-style-name="P3" draw:layer="layout" svg:x1="8.011cm" svg:y1="0.918cm" svg:x2="9.033cm" svg:y2="1.763cm" draw:start-shape="id10" draw:start-glue-point="1" draw:end-shape="id9" draw:end-glue-point="4" svg:d="M8011 918h1022v845" svg:viewBox="0 0 1023 846">
          <text:p/>
        </draw:connector>
        <draw:connector draw:style-name="gr4" draw:text-style-name="P3" draw:layer="layout" svg:x1="5.067cm" svg:y1="4.025cm" svg:x2="5.077cm" svg:y2="5.104cm" draw:start-shape="id11" draw:start-glue-point="0" draw:end-shape="id7" draw:end-glue-point="4" svg:d="M5067 4025v564h10v515" svg:viewBox="0 0 11 1080">
          <text:p/>
        </draw:connector>
        <draw:connector draw:style-name="gr4" draw:text-style-name="P3" draw:layer="layout" draw:line-skew="0.537cm" svg:x1="5.067cm" svg:y1="4.025cm" svg:x2="6.261cm" svg:y2="4.06cm" draw:start-shape="id11" draw:start-glue-point="0" draw:end-shape="id8" draw:end-glue-point="3" svg:d="M5067 4025h1134v35h60" svg:viewBox="0 0 1195 36">
          <text:p/>
        </draw:connector>
        <draw:connector draw:style-name="gr4" draw:text-style-name="P3" draw:layer="layout" svg:x1="5.067cm" svg:y1="0.911cm" svg:x2="6.304cm" svg:y2="0.918cm" draw:start-shape="id12" draw:start-glue-point="0" draw:end-shape="id10" draw:end-glue-point="3" svg:d="M5067 911h619v7h618" svg:viewBox="0 0 1238 8">
          <text:p/>
        </draw:connector>
        <draw:connector draw:style-name="gr4" draw:text-style-name="P3" draw:layer="layout" svg:x1="1.752cm" svg:y1="4.025cm" svg:x2="1.727cm" svg:y2="5.22cm" draw:start-shape="id13" draw:start-glue-point="0" draw:end-shape="id5" draw:end-glue-point="0" svg:d="M1752 4025v598h-25v597" svg:viewBox="0 0 26 1196">
          <text:p/>
        </draw:connector>
        <draw:connector draw:style-name="gr4" draw:text-style-name="P3" draw:layer="layout" svg:x1="5.077cm" svg:y1="7.553cm" svg:x2="9.024cm" svg:y2="6.633cm" draw:start-shape="id14" draw:start-glue-point="0" draw:end-shape="id15" draw:end-glue-point="2" svg:d="M5077 7553h3947v-920" svg:viewBox="0 0 3948 921">
          <text:p/>
        </draw:connector>
        <draw:connector draw:style-name="gr4" draw:text-style-name="P3" draw:layer="layout" svg:x1="9.024cm" svg:y1="5.058cm" svg:x2="9.033cm" svg:y2="3.42cm" draw:start-shape="id15" draw:start-glue-point="0" draw:end-shape="id9" draw:end-glue-point="6" svg:d="M9024 5058v-843h9v-795" svg:viewBox="0 0 10 1639">
          <text:p/>
        </draw:connector>
        <draw:line draw:style-name="gr10" draw:text-style-name="P1" draw:layer="layout" svg:x1="9.046cm" svg:y1="3.073cm" svg:x2="9.046cm" svg:y2="2.163cm">
          <text:p/>
        </draw:line>
        <draw:frame draw:style-name="gr11" draw:text-style-name="P7" draw:layer="layout" svg:width="0.428cm" svg:height="0.962cm" svg:x="4.808cm" svg:y="5.767cm">
          <draw:text-box>
            <text:p>-</text:p>
          </draw:text-box>
        </draw:frame>
        <draw:frame draw:style-name="gr11" draw:text-style-name="P7" draw:layer="layout" svg:width="0.427cm" svg:height="0.962cm" svg:x="4.719cm" svg:y="5.184cm">
          <draw:text-box>
            <text:p>+</text:p>
          </draw:text-box>
        </draw:frame>
        <draw:frame draw:style-name="gr7" draw:text-style-name="P6" draw:layer="layout" svg:width="0.959cm" svg:height="1.683cm" svg:x="6.651cm" svg:y="0cm">
          <draw:text-box>
            <text:p><text:span text:style-name="T5">R2</text:span></text:p>
          </draw:text-box>
        </draw:frame>
        <draw:frame draw:style-name="gr7" draw:text-style-name="P6" draw:layer="layout" svg:width="0.959cm" svg:height="1.683cm" svg:x="5.256cm" svg:y="2.265cm">
          <draw:text-box>
            <text:p><text:span text:style-name="T5">R3</text:span></text:p>
          </draw:text-box>
        </draw:frame>
        <draw:frame draw:style-name="gr7" draw:text-style-name="P6" draw:layer="layout" svg:width="0.959cm" svg:height="1.683cm" svg:x="2.923cm" svg:y="4.285cm">
          <draw:text-box>
            <text:p><text:span text:style-name="T5">R4</text:span></text:p>
          </draw:text-box>
        </draw:frame>
        <draw:frame draw:style-name="gr7" draw:text-style-name="P6" draw:layer="layout" svg:width="0.959cm" svg:height="1.683cm" svg:x="6.675cm" svg:y="4.31cm">
          <draw:text-box>
            <text:p><text:span text:style-name="T5">R5</text:span></text:p>
          </draw:text-box>
        </draw:frame>
        <draw:frame draw:style-name="gr7" draw:text-style-name="P6" draw:layer="layout" svg:width="0.959cm" svg:height="1.683cm" svg:x="0.734cm" svg:y="5.801cm">
          <draw:text-box>
            <text:p><text:span text:style-name="T5">R6</text:span></text:p>
          </draw:text-box>
        </draw:frame>
        <draw:frame draw:style-name="gr7" draw:text-style-name="P6" draw:layer="layout" svg:width="0.959cm" svg:height="1.683cm" svg:x="2.682cm" svg:y="7.845cm">
          <draw:text-box>
            <text:p><text:span text:style-name="T5">R7</text:span></text:p>
          </draw:text-box>
        </draw:frame>
        <draw:frame draw:style-name="gr6" draw:text-style-name="P5" draw:layer="layout" svg:width="1.108cm" svg:height="1.114cm" svg:x="4.03cm" svg:y="2.078cm">
          <draw:text-box>
            <text:p><text:span text:style-name="T3">v</text:span><text:span text:style-name="T4">b</text:span></text:p>
          </draw:text-box>
        </draw:frame>
        <draw:frame draw:style-name="gr12" draw:text-style-name="P6" draw:layer="layout" svg:width="2.925cm" svg:height="1.114cm" svg:x="9.117cm" svg:y="3.162cm">
          <draw:text-box>
            <text:p><text:span text:style-name="T6">I</text:span><text:span text:style-name="T7">b </text:span><text:span text:style-name="T8">=K</text:span><text:span text:style-name="T7">b</text:span><text:span text:style-name="T8">V</text:span><text:span text:style-name="T7">b</text:span><text:span text:style-name="T9"> </text:span></text:p>
          </draw:text-box>
        </draw:frame>
        <draw:frame draw:style-name="gr13" draw:text-style-name="P5" draw:layer="layout" svg:width="1.251cm" svg:height="0.914cm" svg:x="2.286cm" svg:y="5.437cm">
          <draw:text-box>
            <text:p><text:span text:style-name="T3">I</text:span><text:span text:style-name="T4">d</text:span></text:p>
          </draw:text-box>
        </draw:frame>
        <draw:frame draw:style-name="gr14" draw:text-style-name="P6" draw:layer="layout" svg:width="2.069cm" svg:height="1.395cm" svg:x="5.292cm" svg:y="6.158cm">
          <draw:text-box>
            <text:p><text:span text:style-name="T5">V</text:span><text:span text:style-name="T9">d</text:span><text:span text:style-name="T10">=K</text:span><text:span text:style-name="T9">d</text:span><text:span text:style-name="T10">I</text:span><text:span text:style-name="T9">d</text:span></text:p>
          </draw:text-box>
        </draw:frame>
        <draw:line draw:style-name="gr10" draw:text-style-name="P1" draw:layer="layout" svg:x1="2.31cm" svg:y1="5.357cm" svg:x2="2.31cm" svg:y2="6.267cm">
          <text:p/>
        </draw:line>
        <draw:frame draw:style-name="gr15" draw:text-style-name="P8" draw:layer="layout" svg:width="0.913cm" svg:height="0.867cm" svg:x="1.757cm" svg:y="6.469cm">
          <draw:text-box>
            <text:p><text:span text:style-name="T11">I</text:span><text:span text:style-name="T12">c</text:span></text:p>
          </draw:text-box>
        </draw:frame>
        <draw:frame draw:style-name="gr5" draw:text-style-name="P4" draw:layer="layout" svg:width="0.875cm" svg:height="0.963cm" svg:x="2.189cm" svg:y="0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7.408cm" svg:y="-0.121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6.062cm" svg:y="3.097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3.44cm" svg:y="3.074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0.867cm" svg:y="4.878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2.214cm" svg:y="6.513cm">
          <draw:text-box>
            <text:p><text:span text:style-name="T2">+</text:span></text:p>
          </draw:text-box>
        </draw:frame>
        <draw:frame draw:style-name="gr5" draw:text-style-name="P4" draw:layer="layout" svg:width="0.875cm" svg:height="0.963cm" svg:x="3.639cm" svg:y="0cm">
          <draw:text-box>
            <text:p><text:span text:style-name="T2">-</text:span></text:p>
          </draw:text-box>
        </draw:frame>
        <draw:frame draw:style-name="gr5" draw:text-style-name="P4" draw:layer="layout" svg:width="0.875cm" svg:height="0.963cm" svg:x="6.117cm" svg:y="-0.141cm">
          <draw:text-box>
            <text:p><text:span text:style-name="T2">-</text:span></text:p>
          </draw:text-box>
        </draw:frame>
        <draw:frame draw:style-name="gr5" draw:text-style-name="P4" draw:layer="layout" svg:width="0.875cm" svg:height="0.963cm" svg:x="7.223cm" svg:y="3.057cm">
          <draw:text-box>
            <text:p><text:span text:style-name="T2">-</text:span></text:p>
          </draw:text-box>
        </draw:frame>
        <draw:frame draw:style-name="gr16" draw:text-style-name="P4" draw:layer="layout" svg:width="0.907cm" svg:height="0.869cm" svg:x="2.357cm" svg:y="3.103cm">
          <draw:text-box>
            <text:p><text:span text:style-name="T2">-</text:span></text:p>
          </draw:text-box>
        </draw:frame>
        <draw:frame draw:style-name="gr5" draw:text-style-name="P4" draw:layer="layout" svg:width="0.875cm" svg:height="0.963cm" svg:x="0.897cm" svg:y="6.328cm">
          <draw:text-box>
            <text:p><text:span text:style-name="T2">-</text:span></text:p>
          </draw:text-box>
        </draw:frame>
        <draw:frame draw:style-name="gr17" draw:text-style-name="P4" draw:layer="layout" svg:width="0.833cm" svg:height="1.038cm" svg:x="3.344cm" svg:y="6.47cm">
          <draw:text-box>
            <text:p><text:span text:style-name="T2">-</text:span></text:p>
          </draw:text-box>
        </draw:frame>
        <draw:frame draw:style-name="gr6" draw:text-style-name="P5" draw:layer="layout" svg:width="1.108cm" svg:height="1.114cm" svg:x="1.119cm" svg:y="0.322cm">
          <draw:text-box>
            <text:p><text:span text:style-name="T3">v</text:span><text:span text:style-name="T4">1</text:span></text:p>
          </draw:text-box>
        </draw:frame>
        <draw:frame draw:style-name="gr6" draw:text-style-name="P5" draw:layer="layout" svg:width="1.108cm" svg:height="1.114cm" svg:x="4.703cm" svg:y="0.154cm">
          <draw:text-box>
            <text:p><text:span text:style-name="T3">v</text:span><text:span text:style-name="T4">2</text:span></text:p>
          </draw:text-box>
        </draw:frame>
        <draw:frame draw:style-name="gr6" draw:text-style-name="P5" draw:layer="layout" svg:width="1.108cm" svg:height="1.114cm" svg:x="8.673cm" svg:y="0.274cm">
          <draw:text-box>
            <text:p><text:span text:style-name="T3">v</text:span><text:span text:style-name="T4">3</text:span></text:p>
          </draw:text-box>
        </draw:frame>
        <draw:frame draw:style-name="gr18" draw:text-style-name="P5" draw:layer="layout" svg:width="1.108cm" svg:height="0.928cm" svg:x="0.392cm" svg:y="3.239cm">
          <draw:text-box>
            <text:p><text:span text:style-name="T3">v</text:span><text:span text:style-name="T4">4</text:span></text:p>
          </draw:text-box>
        </draw:frame>
        <draw:frame draw:style-name="gr6" draw:text-style-name="P5" draw:layer="layout" svg:width="1.108cm" svg:height="1.114cm" svg:x="4.968cm" svg:y="3.377cm">
          <draw:text-box>
            <text:p><text:span text:style-name="T3">v</text:span><text:span text:style-name="T4">5</text:span></text:p>
          </draw:text-box>
        </draw:frame>
        <draw:frame draw:style-name="gr6" draw:text-style-name="P5" draw:layer="layout" svg:width="1.108cm" svg:height="1.114cm" svg:x="8.913cm" svg:y="3.641cm">
          <draw:text-box>
            <text:p><text:span text:style-name="T3">v</text:span><text:span text:style-name="T4">6</text:span></text:p>
          </draw:text-box>
        </draw:frame>
        <draw:frame draw:style-name="gr6" draw:text-style-name="P5" draw:layer="layout" svg:width="1.108cm" svg:height="1.114cm" svg:x="1.096cm" svg:y="7.297cm">
          <draw:text-box>
            <text:p><text:span text:style-name="T3">v</text:span><text:span text:style-name="T4">7</text:span></text:p>
          </draw:text-box>
        </draw:frame>
        <draw:frame draw:style-name="gr6" draw:text-style-name="P5" draw:layer="layout" svg:width="1.108cm" svg:height="1.114cm" svg:x="4.751cm" svg:y="7.513cm">
          <draw:text-box>
            <text:p><text:span text:style-name="T3">v</text:span><text:span text:style-name="T4">8</text:span></text:p>
          </draw:text-box>
        </draw:frame>
        <draw:g xml:id="id15" draw:id="id15">
          <draw:line draw:style-name="gr1" draw:text-style-name="P1" draw:layer="layout" svg:x1="8.616cm" svg:y1="5.629cm" svg:x2="9.433cm" svg:y2="5.629cm">
            <text:p/>
          </draw:line>
          <draw:line draw:style-name="gr1" draw:text-style-name="P1" draw:layer="layout" svg:x1="8.616cm" svg:y1="5.629cm" svg:x2="9.433cm" svg:y2="5.629cm">
            <text:p/>
          </draw:line>
          <draw:line draw:style-name="gr1" draw:text-style-name="P1" draw:layer="layout" svg:x1="8.616cm" svg:y1="6.056cm" svg:x2="9.433cm" svg:y2="6.056cm">
            <text:p/>
          </draw:line>
          <draw:line draw:style-name="gr1" draw:text-style-name="P1" draw:layer="layout" svg:x1="9.019cm" svg:y1="6.633cm" svg:x2="9.025cm" svg:y2="6.053cm">
            <text:p/>
          </draw:line>
          <draw:line draw:style-name="gr1" draw:text-style-name="P1" draw:layer="layout" svg:x1="9.019cm" svg:y1="5.638cm" svg:x2="9.025cm" svg:y2="5.058cm">
            <text:p/>
          </draw:line>
        </draw:g>
        <draw:frame draw:style-name="gr6" draw:text-style-name="P5" draw:layer="layout" svg:width="1.108cm" svg:height="1.114cm" svg:x="7.956cm" svg:y="5.591cm">
          <draw:text-box>
            <text:p><text:span text:style-name="T3">C</text:span></text:p>
          </draw:text-box>
        </draw:frame>
        <draw:line draw:style-name="gr10" draw:text-style-name="P1" draw:layer="layout" svg:x1="9.826cm" svg:y1="5.287cm" svg:x2="9.826cm" svg:y2="6.197cm">
          <text:p/>
        </draw:line>
        <draw:frame draw:style-name="gr13" draw:text-style-name="P5" draw:layer="layout" svg:width="1.251cm" svg:height="0.914cm" svg:x="9.749cm" svg:y="5.25cm">
          <draw:text-box>
            <text:p><text:span text:style-name="T3">I</text:span><text:span text:style-name="T4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19:41:15.703164237</dc:date>
    <meta:editing-duration>PT16M10S</meta:editing-duration>
    <meta:editing-cycles>4</meta:editing-cycles>
    <meta:generator>LibreOffice/6.4.6.2$Linux_X86_64 LibreOffice_project/40$Build-2</meta:generator>
    <meta:document-statistic meta:object-count="144"/>
  </office:meta>
</office:document-meta>
</file>